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style:use-window-font-color="true"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line-through-type="none" style:text-position="0% 100%" style:font-name="DejaVu Sans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1">do text</text:span></text:p><text:p text:style-name="P6"><text:span text:style-name="T21">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text:p>
      <text:p text:style-name="UrbanBody"/>
      <text:p text:style-name="UrbanBody"><office:annotation><dc:creator>Gauthier Bastien</dc:creator><dc:date>2011-02-16T16:12:24</dc:date><text:p text:style-name="P6"><text:span text:style-name="T20">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9">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text:s/></text:span><text:span text:style-name="T3">relative à un bien sis </text:span><text:span text:style-name="T13">: </text:span><text:span text:style-name="T11"><text:text-input text:description="Situation des travaux">self.getWorkLocationSignaletic()</text:text-input></text:span><text:s/><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text:s/></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text:s/></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text:s/></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text:span text:style-name="T17">do text</text:span></text:p><text:p text:style-name="P6"><text:span text:style-name="T17">f</text:span><text:span text:style-name="T18">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getValueForTemplate('decision', obj=urbanEventObj).upper()</text:text-input></text:span><text:span text:style-name="T3"><text:s/>sur le projet de </text:span><text:span text:style-name="T11"><text:text-input text:description="Demandeurs">self.getApplicantsSignaletic()</text:text-input></text:span><text:span text:style-name="T11"><text:s/></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09:58.522829071</dc:date>
    <dc:language>fr-FR</dc:language>
    <meta:editing-cycles>71</meta:editing-cycles>
    <meta:editing-duration>P1DT9H23M59S</meta:editing-duration>
    <meta:document-statistic meta:table-count="0" meta:image-count="0" meta:object-count="0" meta:page-count="2" meta:paragraph-count="36" meta:word-count="568" meta:character-count="3835" meta:non-whitespace-character-count="3325"/>
    <meta:user-defined meta:name="Info 1"/>
    <meta:user-defined meta:name="Info 2"/>
    <meta:user-defined meta:name="Info 3"/>
    <meta:user-defined meta:name="Info 4"/>
  </office:meta>
</office:document-meta>
</file>